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MarkerTest.shouldCaptur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vocationMarkerTest.captureArgumentsFrom( Invocation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MarkerTest.shouldMarkInvocationsAsVerified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vocationMarkerTest.shouldMarkInvocationAsVer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